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10F000000D03A9A1056.png" manifest:media-type="image/png"/>
  <manifest:file-entry manifest:full-path="Pictures/10000000000000EA000000C9518F66C2.png" manifest:media-type="image/png"/>
  <manifest:file-entry manifest:full-path="Pictures/100000000000055A000002F7BF87B1B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askerville1" svg:font-family="Baskerville"/>
    <style:font-face style:name="Baskerville" svg:font-family="Baskerville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ajan Pro" svg:font-family="'Trajan Pro'" style:font-family-generic="roman" style:font-pitch="variable"/>
    <style:font-face style:name="Trajan Pro 3" svg:font-family="'Trajan Pro 3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fo:min-height="20.536cm"/>
    </style:style>
    <style:style style:name="gr3" style:family="graphic" style:parent-style-name="standard">
      <style:graphic-properties svg:stroke-color="#330000" draw:fill-color="#ffffff" draw:opacity="100%" draw:textarea-horizontal-align="justify" draw:textarea-vertical-align="middle" draw:auto-grow-height="false" fo:min-height="2.544cm" fo:min-width="24.251cm" draw:shadow-opacity="100%"/>
    </style:style>
    <style:style style:name="gr4" style:family="graphic" style:parent-style-name="standard">
      <style:graphic-properties draw:stroke="none" svg:stroke-color="#000000" draw:fill="none" draw:fill-color="#ffffff" fo:min-height="3.369cm"/>
    </style:style>
    <style:style style:name="gr5" style:family="graphic" style:parent-style-name="standard">
      <style:graphic-properties svg:stroke-color="#ff0000" draw:fill-color="#c5000b" draw:textarea-horizontal-align="justify" draw:textarea-vertical-align="middle" draw:auto-grow-height="false" fo:min-height="3.144cm" fo:min-width="2.824cm" draw:shadow="visible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3.286cm" fo:min-width="2.966cm" draw:shadow="visible" draw:shadow-offset-x="0cm" draw:shadow-offset-y="0.3cm" draw:shadow-opacity="80%"/>
    </style:style>
    <style:style style:name="gr7" style:family="graphic" style:parent-style-name="standard">
      <style:graphic-properties draw:stroke="none" draw:fill="solid" draw:fill-color="#996633" draw:textarea-horizontal-align="justify" draw:textarea-vertical-align="middle" draw:auto-grow-height="false" fo:min-height="20.587cm" fo:min-width="0.454cm"/>
    </style:style>
    <style:style style:name="gr8" style:family="graphic" style:parent-style-name="objectwithoutfill">
      <style:graphic-properties svg:stroke-width="0.5cm" draw:marker-start-width="1.7cm" draw:marker-end-width="1.7cm" draw:fill="none" draw:textarea-vertical-align="middle" fo:padding-top="0.375cm" fo:padding-bottom="0.375cm" fo:padding-left="0.5cm" fo:padding-right="0.5cm" draw:shadow="hidden"/>
    </style:style>
    <style:style style:name="gr9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>
      <style:graphic-properties draw:textarea-horizontal-align="justify" draw:textarea-vertical-align="middle" draw:auto-grow-height="false" fo:min-height="3.216cm" fo:min-width="2.966cm" draw:shadow="visible"/>
    </style:style>
    <style:style style:name="gr11" style:family="graphic" style:parent-style-name="standard">
      <style:graphic-properties draw:stroke="none" svg:stroke-color="#000000" draw:fill="none" draw:fill-color="#ffffff" fo:min-height="5.377cm"/>
    </style:style>
    <style:style style:name="gr12" style:family="graphic" style:parent-style-name="standard">
      <style:graphic-properties draw:stroke="none" svg:stroke-color="#ffffff" draw:fill-color="#661900" draw:textarea-horizontal-align="justify" draw:textarea-vertical-align="middle" draw:auto-grow-height="false" fo:min-height="5.346cm" fo:min-width="62.396cm" draw:shadow="hidden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800000" style:font-name="Baskerville1" fo:font-size="126pt" fo:font-weight="bold" style:font-size-asian="126pt" style:font-weight-asian="bold" style:font-size-complex="126pt" style:font-weight-complex="bold"/>
    </style:style>
    <style:style style:name="P4" style:family="paragraph">
      <loext:graphic-properties draw:fill-color="#ffffff" draw:opacity="100%"/>
      <style:paragraph-properties fo:text-align="center"/>
    </style:style>
    <style:style style:name="P5" style:family="paragraph">
      <loext:graphic-properties draw:fill="none" draw:fill-color="#ffffff"/>
      <style:text-properties style:font-name="Trajan Pro" fo:font-size="72pt" fo:font-weight="bold" style:font-size-asian="72pt" style:font-weight-asian="bold" style:font-size-complex="72pt" style:font-weight-complex="bold"/>
    </style:style>
    <style:style style:name="P6" style:family="paragraph">
      <loext:graphic-properties draw:fill-color="#c5000b"/>
      <style:paragraph-properties fo:text-align="center"/>
    </style:style>
    <style:style style:name="P7" style:family="paragraph">
      <loext:graphic-properties draw:fill-color="#ffffff"/>
      <style:paragraph-properties fo:text-align="center"/>
    </style:style>
    <style:style style:name="P8" style:family="paragraph">
      <loext:graphic-properties draw:fill="solid" draw:fill-color="#996633"/>
      <style:paragraph-properties fo:text-align="center"/>
    </style:style>
    <style:style style:name="P9" style:family="paragraph">
      <loext:graphic-properties draw:fill="none" draw:fill-color="#ffffff"/>
      <style:text-properties style:font-name="Trajan Pro" fo:font-size="60pt" fo:font-weight="bold" style:font-size-asian="60pt" style:font-weight-asian="bold" style:font-size-complex="60pt" style:font-weight-complex="bold"/>
    </style:style>
    <style:style style:name="P10" style:family="paragraph">
      <loext:graphic-properties draw:fill-color="#661900"/>
      <style:paragraph-properties fo:text-align="center"/>
    </style:style>
    <style:style style:name="T1" style:family="text">
      <style:text-properties fo:color="#800000" style:font-name="Trajan Pro 3" fo:font-size="126pt" fo:font-weight="bold" style:font-size-asian="126pt" style:font-weight-asian="bold" style:font-size-complex="126pt" style:font-weight-complex="bold"/>
    </style:style>
    <style:style style:name="T2" style:family="text">
      <style:text-properties style:font-name="Trajan Pro" fo:font-size="72pt" fo:font-weight="bold" style:font-size-asian="72pt" style:font-weight-asian="bold" style:font-size-complex="72pt" style:font-weight-complex="bold"/>
    </style:style>
    <style:style style:name="T3" style:family="text">
      <style:text-properties style:font-name="Trajan Pro" fo:font-size="60pt" fo:font-weight="bold" style:font-size-asian="60pt" style:font-weight-asian="bold" style:font-size-complex="6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18.9cm" svg:height="84.1cm" draw:transform="rotate (1.5707963267949) translate (0cm 118.9cm)">
          <draw:image xlink:href="Pictures/100000000000055A000002F7BF87B1BC.png" xlink:type="simple" xlink:show="embed" xlink:actuate="onLoad">
            <text:p/>
          </draw:image>
        </draw:frame>
        <draw:frame draw:style-name="gr2" draw:text-style-name="P3" draw:layer="layout" svg:width="58.9cm" svg:height="20.786cm" svg:x="12.6cm" svg:y="8.546cm">
          <draw:text-box>
            <text:p text:style-name="P2"><text:span text:style-name="T1">Création et Utilisation d'un Billard Intelligent</text:span></text:p>
          </draw:text-box>
        </draw:frame>
        <draw:custom-shape draw:style-name="gr3" draw:text-style-name="P4" draw:layer="layout" svg:width="35.001cm" svg:height="3.95cm" draw:transform="skewX (-0.00663225115757845) rotate (-0.00663225115757828) translate (9.3cm 32.1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3.6cm" svg:height="3.619cm" svg:x="19.9cm" svg:y="32.481cm">
          <draw:text-box>
            <text:p><text:span text:style-name="T2">Principe</text:span></text:p>
          </draw:text-box>
        </draw:frame>
        <draw:custom-shape draw:style-name="gr5" draw:text-style-name="P6" draw:layer="layout" svg:width="4.7cm" svg:height="4.8cm" svg:x="55.9cm" svg:y="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4.9cm" svg:height="5cm" svg:x="35.3cm" svg:y="47.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8" draw:layer="layout" svg:width="1.702cm" svg:height="37.195cm" draw:transform="skewX (-2.94048683094646E-017) rotate (1.32871915954328) translate (-2.111cm 40.26cm)">
          <text:p/>
          <draw:enhanced-geometry svg:viewBox="0 0 21600 21600" draw:glue-points="?f6 10800 10800 21600 ?f5 10800 10800 0" draw:text-areas="?f3 ?f3 ?f4 ?f4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8" draw:text-style-name="P1" draw:layer="layout" svg:x1="37.577cm" svg:y1="49.901cm" svg:x2="57.6cm" svg:y2="54.4cm">
          <text:p/>
        </draw:line>
        <draw:line draw:style-name="gr8" draw:text-style-name="P1" draw:layer="layout" svg:x1="75.4cm" svg:y1="42.6cm" svg:x2="57.4cm" svg:y2="54.2cm">
          <text:p/>
        </draw:line>
        <draw:line draw:style-name="gr8" draw:text-style-name="P1" draw:layer="layout" svg:x1="52.8cm" svg:y1="36.2cm" svg:x2="75.2cm" svg:y2="42.7cm">
          <text:p/>
        </draw:line>
        <draw:custom-shape draw:style-name="gr3" draw:text-style-name="P4" draw:layer="layout" svg:width="35.001cm" svg:height="3.95cm" draw:transform="skewX (-0.00663225115757845) rotate (-0.00663225115757828) translate (9.2cm 67.918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13.6cm" svg:height="3.619cm" svg:x="22.6cm" svg:y="68.381cm">
          <draw:text-box>
            <text:p><text:span text:style-name="T2">Étapes</text:span></text:p>
          </draw:text-box>
        </draw:frame>
        <draw:frame draw:style-name="gr9" draw:text-style-name="P2" draw:layer="layout" svg:width="16.767cm" svg:height="14.4cm" svg:x="14.8cm" svg:y="87.1cm">
          <draw:image xlink:href="Pictures/10000000000000EA000000C9518F66C2.png" xlink:type="simple" xlink:show="embed" xlink:actuate="onLoad">
            <text:p/>
          </draw:image>
        </draw:frame>
        <draw:frame draw:style-name="gr9" draw:text-style-name="P2" draw:layer="layout" svg:width="15.244cm" svg:height="11.7cm" svg:x="8.656cm" svg:y="81.2cm">
          <draw:image xlink:href="Pictures/100000000000010F000000D03A9A1056.png" xlink:type="simple" xlink:show="embed" xlink:actuate="onLoad">
            <text:p/>
          </draw:image>
        </draw:frame>
        <draw:custom-shape draw:style-name="gr10" draw:text-style-name="P2" draw:layer="layout" svg:width="4.9cm" svg:height="4.9cm" svg:x="10.8cm" svg:y="75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4.9cm" svg:height="4.9cm" svg:x="53.2cm" svg:y="75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4.9cm" svg:height="4.9cm" svg:x="31.7cm" svg:y="75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5" draw:layer="layout" svg:width="2.2cm" svg:height="3.619cm" svg:x="12.3cm" svg:y="76.4cm">
          <draw:text-box>
            <text:p><text:span text:style-name="T2">1</text:span></text:p>
          </draw:text-box>
        </draw:frame>
        <draw:frame draw:style-name="gr4" draw:text-style-name="P5" draw:layer="layout" svg:width="2.2cm" svg:height="3.619cm" svg:x="54.9cm" svg:y="76.181cm">
          <draw:text-box>
            <text:p><text:span text:style-name="T2">3</text:span></text:p>
          </draw:text-box>
        </draw:frame>
        <draw:frame draw:style-name="gr4" draw:text-style-name="P5" draw:layer="layout" svg:width="2.6cm" svg:height="3.619cm" svg:x="33.1cm" svg:y="76.4cm">
          <draw:text-box>
            <text:p><text:span text:style-name="T2">2</text:span></text:p>
          </draw:text-box>
        </draw:frame>
        <draw:frame draw:style-name="gr11" draw:text-style-name="P9" draw:layer="layout" svg:width="14.1cm" svg:height="5.627cm" svg:x="60.4cm" svg:y="76.573cm">
          <draw:text-box>
            <text:p><text:span text:style-name="T3">projection</text:span></text:p>
          </draw:text-box>
        </draw:frame>
        <draw:frame draw:style-name="gr4" draw:text-style-name="P9" draw:layer="layout" svg:width="13.6cm" svg:height="3.619cm" svg:x="37.5cm" svg:y="76.081cm">
          <draw:text-box>
            <text:p><text:span text:style-name="T3">calcul</text:span></text:p>
          </draw:text-box>
        </draw:frame>
        <draw:frame draw:style-name="gr4" draw:text-style-name="P9" draw:layer="layout" svg:width="13.6cm" svg:height="3.619cm" svg:x="17.1cm" svg:y="76.3cm">
          <draw:text-box>
            <text:p><text:span text:style-name="T3">détection</text:span></text:p>
          </draw:text-box>
        </draw:frame>
        <draw:custom-shape draw:style-name="gr12" draw:text-style-name="P10" draw:layer="layout" svg:width="63.5cm" svg:height="6.2cm" svg:x="10.3cm" svg:y="104.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1" draw:text-style-name="P9" draw:layer="layout" svg:width="61.2cm" svg:height="5.627cm" svg:x="11.5cm" svg:y="104.573cm">
          <draw:text-box>
            <text:p text:style-name="P2"><text:span text:style-name="T3">Guillaume Burgaud, Bastien Nogaro,</text:span></text:p>
            <text:p text:style-name="P2"><text:span text:style-name="T3"><text:s/></text:span><text:span text:style-name="T3">Jean-Guillaume Françoi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askerville1" svg:font-family="Baskerville"/>
    <style:font-face style:name="Baskerville" svg:font-family="Baskerville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ajan Pro" svg:font-family="'Trajan Pro'" style:font-family-generic="roman" style:font-pitch="variable"/>
    <style:font-face style:name="Trajan Pro 3" svg:font-family="'Trajan Pro 3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5-11T14:22:21.803000000</meta:creation-date>
    <dc:date>2015-05-12T21:52:13.476000000</dc:date>
    <meta:editing-duration>PT4H55M48S</meta:editing-duration>
    <meta:editing-cycles>4</meta:editing-cycles>
    <meta:generator>LibreOffice/4.4.3.2$Windows_x86 LibreOffice_project/88805f81e9fe61362df02b9941de8e38a9b5fd16</meta:generator>
    <meta:document-statistic meta:object-count="25"/>
  </office:meta>
</office:document-meta>
</file>